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egoe ui" svg:font-family="'segoe ui', Helvetica, Arial, FreeSans, sans-serif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11cm" fo:margin-left="0.086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6.108cm"/>
    </style:style>
    <style:style style:name="Table1.1" style:family="table-row">
      <style:table-row-properties style:min-row-height="1.088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8.073cm" fo:margin-left="0.086cm" table:align="left"/>
    </style:style>
    <style:style style:name="Table2.A" style:family="table-column">
      <style:table-column-properties style:column-width="2.002cm"/>
    </style:style>
    <style:style style:name="Table2.B" style:family="table-column">
      <style:table-column-properties style:column-width="16.071cm"/>
    </style:style>
    <style:style style:name="Table2.1" style:family="table-row">
      <style:table-row-properties style:min-row-height="1.072cm"/>
    </style:style>
    <style:style style:name="Table2.A1" style:family="table-cell">
      <style:table-cell-properties fo:padding="0cm" fo:border="none" style:writing-mode="page"/>
    </style:style>
    <style:style style:name="Table6" style:family="table">
      <style:table-properties style:width="18.098cm" fo:margin-left="0.048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16.051cm"/>
    </style:style>
    <style:style style:name="Table6.1" style:family="table-row">
      <style:table-row-properties style:min-row-height="2.111cm"/>
    </style:style>
    <style:style style:name="Table6.A1" style:family="table-cell">
      <style:table-cell-properties fo:padding="0cm" fo:border="none" style:writing-mode="page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1.102cm"/>
    </style:style>
    <style:style style:name="Table4.5" style:family="table-row">
      <style:table-row-properties style:min-row-height="1.457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" officeooo:paragraph-rsid="000d3cf5"/>
    </style:style>
    <style:style style:name="P2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" officeooo:paragraph-rsid="001cc1ec"/>
    </style:style>
    <style:style style:name="P3" style:family="paragraph" style:parent-style-name="Horizontal_20_Line">
      <style:paragraph-properties fo:margin-top="0cm" fo:margin-bottom="0.203cm" style:contextual-spacing="false"/>
      <style:text-properties style:font-name="DejaVu Serif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" officeooo:paragraph-rsid="000d3cf5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erif" fo:font-size="14pt" fo:language="en" fo:country="GB" fo:font-weight="bold" officeooo:rsid="0098a889" officeooo:paragraph-rsid="007b9ae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" fo:font-size="14pt" fo:language="en" fo:country="GB" fo:font-weight="bold" officeooo:rsid="00cfc792" officeooo:paragraph-rsid="00cfc79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" officeooo:rsid="0088b7f0" officeooo:paragraph-rsid="0088b7f0"/>
    </style:style>
    <style:style style:name="P10" style:family="paragraph" style:parent-style-name="Standard">
      <style:text-properties style:font-name="DejaVu Serif" fo:font-size="10.5pt" officeooo:rsid="0088b7f0" officeooo:paragraph-rsid="0088b7f0" style:font-size-asian="10.5pt" style:font-size-complex="10.5pt"/>
    </style:style>
    <style:style style:name="P11" style:family="paragraph" style:parent-style-name="Standard">
      <style:text-properties style:font-name="DejaVu Serif" fo:font-size="10.5pt" officeooo:rsid="0089cc87" officeooo:paragraph-rsid="0089cc87" style:font-size-asian="10.5pt" style:font-size-complex="10.5pt"/>
    </style:style>
    <style:style style:name="P12" style:family="paragraph" style:parent-style-name="Standard">
      <style:text-properties style:font-name="DejaVu Serif" officeooo:rsid="00c8f2bd" officeooo:paragraph-rsid="00c8f2b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7b9ae3" style:font-size-asian="10.5pt" style:font-size-complex="10.5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font-weight="normal" officeooo:rsid="0089cc87" officeooo:paragraph-rsid="0089cc87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e770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language="en" fo:country="US" fo:font-weight="normal" officeooo:rsid="008bfd65" officeooo:paragraph-rsid="008bfd65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cfc792" officeooo:paragraph-rsid="00cfc792" style:font-size-asian="10.5pt" style:font-size-complex="10.5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"/>
    </style:style>
    <style:style style:name="P23" style:family="paragraph" style:parent-style-name="Table_20_Contents">
      <style:text-properties style:font-name="DejaVu Serif" fo:font-size="10.5pt" officeooo:rsid="0010e770" officeooo:paragraph-rsid="0010e770" style:font-size-asian="10.5pt" style:font-size-complex="10.5pt"/>
    </style:style>
    <style:style style:name="P24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25" style:family="paragraph" style:parent-style-name="Table_20_Contents">
      <style:text-properties style:font-name="DejaVu Serif" fo:font-size="10.5pt" officeooo:rsid="0010e770" officeooo:paragraph-rsid="007b9ae3" style:font-size-asian="10.5pt" style:font-size-complex="10.5pt"/>
    </style:style>
    <style:style style:name="P26" style:family="paragraph" style:parent-style-name="Table_20_Contents">
      <style:text-properties style:font-name="DejaVu Serif" fo:font-size="10.5pt" officeooo:rsid="0088b7f0" officeooo:paragraph-rsid="0088b7f0" style:font-size-asian="10.5pt" style:font-size-complex="10.5pt"/>
    </style:style>
    <style:style style:name="P27" style:family="paragraph" style:parent-style-name="Table_20_Contents">
      <style:text-properties style:font-name="DejaVu Serif" fo:font-size="10.5pt" officeooo:rsid="009cfd54" officeooo:paragraph-rsid="009cfd54" style:font-size-asian="10.5pt" style:font-size-complex="10.5pt"/>
    </style:style>
    <style:style style:name="P28" style:family="paragraph" style:parent-style-name="Table_20_Contents">
      <style:text-properties style:font-name="DejaVu Serif" fo:font-size="10.5pt" officeooo:rsid="00be06d7" officeooo:paragraph-rsid="00be06d7" style:font-size-asian="10.5pt" style:font-size-complex="10.5pt"/>
    </style:style>
    <style:style style:name="P29" style:family="paragraph" style:parent-style-name="Table_20_Contents">
      <style:text-properties style:font-name="DejaVu Serif" fo:font-size="10.5pt" officeooo:rsid="00c96ae1" officeooo:paragraph-rsid="00c96ae1" style:font-size-asian="10.5pt" style:font-size-complex="10.5pt"/>
    </style:style>
    <style:style style:name="P30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DejaVu Serif" fo:font-size="10.5pt" fo:font-weight="bold" officeooo:rsid="0086bee3" officeooo:paragraph-rsid="000d3cf5" style:font-size-asian="9.14999961853027pt" style:font-weight-asian="bold" style:font-size-complex="10.5pt" style:font-weight-complex="bold"/>
    </style:style>
    <style:style style:name="P32" style:family="paragraph" style:parent-style-name="Standard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rsid="002a7745" officeooo:paragraph-rsid="007b9ae3" style:font-size-asian="10.5pt" style:font-size-complex="10.5pt"/>
    </style:style>
    <style:style style:name="P33" style:family="paragraph" style:parent-style-name="Standard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7dc38b" officeooo:paragraph-rsid="008d799f" style:font-size-asian="10.5pt" style:font-size-complex="10.5pt"/>
    </style:style>
    <style:style style:name="P34" style:family="paragraph" style:parent-style-name="Standard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d799f" officeooo:paragraph-rsid="00a9412b" style:font-size-asian="10.5pt" style:font-size-complex="10.5pt"/>
    </style:style>
    <style:style style:name="P35" style:family="paragraph" style:parent-style-name="Standard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fdd18" officeooo:paragraph-rsid="008fdd18" style:font-size-asian="10.5pt" style:font-size-complex="10.5pt"/>
    </style:style>
    <style:style style:name="P36" style:family="paragraph" style:parent-style-name="Standard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919353" officeooo:paragraph-rsid="00919353" style:font-size-asian="10.5pt" style:font-size-complex="10.5pt"/>
    </style:style>
    <style:style style:name="P37" style:family="paragraph" style:parent-style-name="Standard" style:list-style-name="L7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f2080" officeooo:paragraph-rsid="00af2080" style:font-size-asian="10.5pt" style:font-weight-asian="normal" style:font-size-complex="10.5pt" style:font-weight-complex="normal"/>
    </style:style>
    <style:style style:name="P38" style:family="paragraph" style:parent-style-name="Standard" style:list-style-name="L8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eac342" officeooo:paragraph-rsid="00eac342" style:font-size-asian="10.5pt" style:font-weight-asian="normal" style:font-size-complex="10.5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cfc792" officeooo:paragraph-rsid="00cfc792" style:font-size-asian="10.5pt" style:font-size-complex="10.5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" fo:font-size="10.5pt" fo:language="en" fo:country="GB" officeooo:rsid="00919353" officeooo:paragraph-rsid="0088b7f0" style:font-size-asian="10.5pt" style:font-size-complex="10.5pt"/>
    </style:style>
    <style:style style:name="P42" style:family="paragraph" style:parent-style-name="Table_20_Contents">
      <style:text-properties style:font-name="DejaVu Serif" fo:font-size="10.5pt" officeooo:rsid="009cfd54" officeooo:paragraph-rsid="009cfd54" style:font-size-asian="10.5pt" style:font-size-complex="10.5pt"/>
    </style:style>
    <style:style style:name="P43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4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783318" officeooo:paragraph-rsid="00783318"/>
    </style:style>
    <style:style style:name="P4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88b7f0" officeooo:paragraph-rsid="0088b7f0" style:font-size-asian="10.5pt" style:font-size-complex="10.5pt"/>
    </style:style>
    <style:style style:name="P46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9cfd54" officeooo:paragraph-rsid="009cfd54" style:font-size-asian="10.5pt" style:font-size-complex="10.5pt"/>
    </style:style>
    <style:style style:name="P47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48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79111" officeooo:paragraph-rsid="00b79111" style:font-size-asian="10.5pt" style:font-weight-asian="normal" style:font-size-complex="10.5pt" style:font-weight-complex="normal"/>
    </style:style>
    <style:style style:name="P49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86bee3" style:font-size-asian="10.5pt" style:font-weight-asian="normal" style:font-size-complex="10.5pt" style:font-weight-complex="normal"/>
    </style:style>
    <style:style style:name="P50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d9b471" style:font-size-asian="10.5pt" style:font-weight-asian="normal" style:font-size-complex="10.5pt" style:font-weight-complex="normal"/>
    </style:style>
    <style:style style:name="P51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458df" officeooo:paragraph-rsid="00d5178b" style:font-size-asian="10.5pt" style:font-weight-asian="normal" style:font-size-complex="10.5pt" style:font-weight-complex="normal"/>
    </style:style>
    <style:style style:name="P52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178b" officeooo:paragraph-rsid="00d5178b" style:font-size-asian="10.5pt" style:font-weight-asian="normal" style:font-size-complex="10.5pt" style:font-weight-complex="normal"/>
    </style:style>
    <style:style style:name="P53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5ca2" officeooo:paragraph-rsid="00d55ca2" style:font-size-asian="10.5pt" style:font-weight-asian="normal" style:font-size-complex="10.5pt" style:font-weight-complex="normal"/>
    </style:style>
    <style:style style:name="P54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993a" officeooo:paragraph-rsid="00d5993a" style:font-size-asian="10.5pt" style:font-weight-asian="normal" style:font-size-complex="10.5pt" style:font-weight-complex="normal"/>
    </style:style>
    <style:style style:name="P55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f881c" officeooo:paragraph-rsid="00bf881c" style:font-size-asian="10.5pt" style:font-weight-asian="normal" style:font-size-complex="10.5pt" style:font-weight-complex="normal"/>
    </style:style>
    <style:style style:name="P56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e98590" officeooo:paragraph-rsid="00e98590" style:font-size-asian="10.5pt" style:font-weight-asian="normal" style:font-size-complex="10.5pt" style:font-weight-complex="normal"/>
    </style:style>
    <style:style style:name="P57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paragraph-rsid="00f107a2"/>
    </style:style>
    <style:style style:name="P58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ec41e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b5f061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9cfd54" style:font-size-asian="10.5pt" style:font-weight-asian="bold" style:font-size-complex="10.5pt" style:font-weight-complex="bold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b5f061" style:font-size-asian="10.5pt" style:font-weight-asian="bold" style:font-size-complex="10.5pt" style:font-weight-complex="bold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86bee3" officeooo:paragraph-rsid="00b5f061" style:font-size-asian="10.5pt" style:font-weight-asian="normal" style:font-size-complex="10.5pt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d5993a" officeooo:paragraph-rsid="00b5f061" style:font-size-asian="10.5pt" style:font-weight-asian="normal" style:font-size-complex="10.5pt" style:font-weight-complex="normal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DejaVu Serif"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770"/>
    </style:style>
    <style:style style:name="T3" style:family="text">
      <style:text-properties fo:language="en" fo:country="US" fo:font-weight="bold" officeooo:rsid="0010e770" style:font-weight-asian="bold" style:font-weight-complex="bold"/>
    </style:style>
    <style:style style:name="T4" style:family="text">
      <style:text-properties fo:language="en" fo:country="US" fo:font-weight="bold" officeooo:rsid="002989f2" style:font-weight-asian="bold" style:font-weight-complex="bold"/>
    </style:style>
    <style:style style:name="T5" style:family="text">
      <style:text-properties style:font-name="DejaVu Serif" fo:font-size="10.5pt" fo:language="en" fo:country="GB" style:font-size-asian="10.5pt" style:font-size-complex="10.5pt"/>
    </style:style>
    <style:style style:name="T6" style:family="text">
      <style:text-properties style:font-name="DejaVu Serif" fo:font-size="10.5pt" fo:language="en" fo:country="GB" officeooo:rsid="00761490" style:font-size-asian="10.5pt" style:font-size-complex="10.5pt"/>
    </style:style>
    <style:style style:name="T7" style:family="text">
      <style:text-properties style:font-name="DejaVu Serif" fo:font-size="10.5pt" fo:language="en" fo:country="GB" officeooo:rsid="0041c4b3" style:font-size-asian="10.5pt" style:font-size-complex="10.5pt"/>
    </style:style>
    <style:style style:name="T8" style:family="text">
      <style:text-properties style:font-name="DejaVu Serif" fo:font-size="10.5pt" fo:language="en" fo:country="GB" officeooo:rsid="009ec41e" style:font-size-asian="10.5pt" style:font-size-complex="10.5pt"/>
    </style:style>
    <style:style style:name="T9" style:family="text">
      <style:text-properties style:font-name="DejaVu Serif" fo:font-size="10.5pt" fo:language="en" fo:country="GB" officeooo:rsid="00a0641f" style:font-size-asian="10.5pt" style:font-size-complex="10.5pt"/>
    </style:style>
    <style:style style:name="T10" style:family="text">
      <style:text-properties style:font-name="DejaVu Serif" fo:font-size="10.5pt" fo:language="en" fo:country="GB" officeooo:rsid="00b25d70" style:font-size-asian="10.5pt" style:font-size-complex="10.5pt"/>
    </style:style>
    <style:style style:name="T11" style:family="text">
      <style:text-properties style:font-name="DejaVu Serif" fo:font-size="10.5pt" fo:language="en" fo:country="GB" officeooo:rsid="00c73bab" style:font-size-asian="10.5pt" style:font-size-complex="10.5pt"/>
    </style:style>
    <style:style style:name="T12" style:family="text">
      <style:text-properties style:font-name="DejaVu Serif" fo:font-size="10.5pt" fo:language="en" fo:country="GB" officeooo:rsid="00d68f2a" style:font-size-asian="10.5pt" style:font-size-complex="10.5pt"/>
    </style:style>
    <style:style style:name="T13" style:family="text">
      <style:text-properties style:font-name="DejaVu Serif" fo:font-size="10.5pt" fo:language="en" fo:country="GB" officeooo:rsid="00d9dea6" style:font-size-asian="10.5pt" style:font-size-complex="10.5pt"/>
    </style:style>
    <style:style style:name="T14" style:family="text">
      <style:text-properties style:font-name="DejaVu Serif" fo:font-size="10.5pt" fo:language="en" fo:country="GB" officeooo:rsid="00e55041" style:font-size-asian="10.5pt" style:font-size-complex="10.5pt"/>
    </style:style>
    <style:style style:name="T15" style:family="text">
      <style:text-properties style:font-name="DejaVu Serif" fo:font-size="10.5pt" fo:language="en" fo:country="US" fo:font-weight="bold" officeooo:rsid="002a7745" style:font-size-asian="10.5pt" style:font-weight-asian="bold" style:font-size-complex="10.5pt" style:font-weight-complex="bold"/>
    </style:style>
    <style:style style:name="T16" style:family="text">
      <style:text-properties style:font-name="DejaVu Serif" fo:font-size="10.5pt" fo:language="en" fo:country="US" officeooo:rsid="002a7745" style:font-size-asian="10.5pt" style:font-size-complex="10.5pt"/>
    </style:style>
    <style:style style:name="T17" style:family="text">
      <style:text-properties style:font-name="DejaVu Serif" fo:font-size="10.5pt" fo:language="en" fo:country="US" officeooo:rsid="007a780a" style:font-size-asian="10.5pt" style:font-size-complex="10.5pt"/>
    </style:style>
    <style:style style:name="T18" style:family="text">
      <style:text-properties style:font-name="DejaVu Serif" fo:font-size="10.5pt" fo:language="en" fo:country="US" officeooo:rsid="002bbc8b" style:font-size-asian="10.5pt" style:font-size-complex="10.5pt"/>
    </style:style>
    <style:style style:name="T19" style:family="text">
      <style:text-properties style:font-name="DejaVu Serif" fo:font-size="10.5pt" fo:font-weight="bold" officeooo:rsid="009cfd54" style:font-size-asian="10.5pt" style:font-weight-asian="bold" style:font-size-complex="10.5pt" style:font-weight-complex="bold"/>
    </style:style>
    <style:style style:name="T20" style:family="text">
      <style:text-properties style:font-name="DejaVu Serif" fo:font-size="10.5pt" fo:font-weight="bold" officeooo:rsid="00d2ff2c" style:font-size-asian="10.5pt" style:font-weight-asian="bold" style:font-size-complex="10.5pt" style:font-weight-complex="bold"/>
    </style:style>
    <style:style style:name="T21" style:family="text">
      <style:text-properties style:font-name="DejaVu Serif" fo:font-size="10.5pt" fo:font-weight="normal" officeooo:rsid="009cfd54" style:font-size-asian="10.5pt" style:font-weight-asian="normal" style:font-size-complex="10.5pt" style:font-weight-complex="normal"/>
    </style:style>
    <style:style style:name="T22" style:family="text">
      <style:text-properties style:font-name="DejaVu Serif" fo:font-size="10.5pt" fo:font-weight="normal" officeooo:rsid="00d2ff2c" style:font-size-asian="10.5pt" style:font-weight-asian="normal" style:font-size-complex="10.5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3fe8a2" style:font-size-asian="14pt" style:font-weight-asian="bold" style:font-size-complex="14pt" style:font-weight-complex="bold"/>
    </style:style>
    <style:style style:name="T25" style:family="text">
      <style:text-properties officeooo:rsid="002989f2"/>
    </style:style>
    <style:style style:name="T26" style:family="text">
      <style:text-properties officeooo:rsid="002a7745"/>
    </style:style>
    <style:style style:name="T27" style:family="text">
      <style:text-properties officeooo:rsid="003c776a"/>
    </style:style>
    <style:style style:name="T28" style:family="text">
      <style:text-properties officeooo:rsid="008ab0ad"/>
    </style:style>
    <style:style style:name="T29" style:family="text">
      <style:text-properties officeooo:rsid="008abd7b"/>
    </style:style>
    <style:style style:name="T30" style:family="text">
      <style:text-properties officeooo:rsid="0098a889"/>
    </style:style>
    <style:style style:name="T31" style:family="text">
      <style:text-properties officeooo:rsid="009cfd54"/>
    </style:style>
    <style:style style:name="T32" style:family="text">
      <style:text-properties officeooo:rsid="00a10c36"/>
    </style:style>
    <style:style style:name="T33" style:family="text">
      <style:text-properties officeooo:rsid="00a39e83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9a41e6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8d799f" style:font-weight-asian="bold" style:font-weight-complex="bold"/>
    </style:style>
    <style:style style:name="T38" style:family="text">
      <style:text-properties officeooo:rsid="00a8dc10"/>
    </style:style>
    <style:style style:name="T39" style:family="text">
      <style:text-properties officeooo:rsid="00a9412b"/>
    </style:style>
    <style:style style:name="T40" style:family="text">
      <style:text-properties officeooo:rsid="00a982f5"/>
    </style:style>
    <style:style style:name="T41" style:family="text">
      <style:text-properties officeooo:rsid="00aee77a"/>
    </style:style>
    <style:style style:name="T42" style:family="text">
      <style:text-properties officeooo:rsid="00b52040"/>
    </style:style>
    <style:style style:name="T43" style:family="text">
      <style:text-properties officeooo:rsid="00b97a16"/>
    </style:style>
    <style:style style:name="T44" style:family="text">
      <style:text-properties officeooo:rsid="00c5cf8f"/>
    </style:style>
    <style:style style:name="T45" style:family="text">
      <style:text-properties officeooo:rsid="00c924f4"/>
    </style:style>
    <style:style style:name="T46" style:family="text">
      <style:text-properties officeooo:rsid="00c96ae1"/>
    </style:style>
    <style:style style:name="T47" style:family="text">
      <style:text-properties officeooo:rsid="00ca824a"/>
    </style:style>
    <style:style style:name="T48" style:family="text">
      <style:text-properties officeooo:rsid="00cfc792"/>
    </style:style>
    <style:style style:name="T49" style:family="text">
      <style:text-properties officeooo:rsid="00d11b09"/>
    </style:style>
    <style:style style:name="T50" style:family="text">
      <style:text-properties officeooo:rsid="00d55ca2"/>
    </style:style>
    <style:style style:name="T51" style:family="text">
      <style:text-properties officeooo:rsid="00d5993a"/>
    </style:style>
    <style:style style:name="T52" style:family="text">
      <style:text-properties officeooo:rsid="00e15124"/>
    </style:style>
    <style:style style:name="T53" style:family="text">
      <style:text-properties officeooo:rsid="00e26bd4"/>
    </style:style>
    <style:style style:name="T54" style:family="text">
      <style:text-properties officeooo:rsid="00e62c00"/>
    </style:style>
    <style:style style:name="T55" style:family="text">
      <style:text-properties officeooo:rsid="00e722ec"/>
    </style:style>
    <style:style style:name="T56" style:family="text">
      <style:text-properties officeooo:rsid="00e98590"/>
    </style:style>
    <style:style style:name="T57" style:family="text">
      <style:text-properties officeooo:rsid="00ecdc99"/>
    </style:style>
    <style:style style:name="T58" style:family="text">
      <style:text-properties officeooo:rsid="00eedc9c"/>
    </style:style>
    <style:style style:name="T59" style:family="text">
      <style:text-properties officeooo:rsid="00ef3863"/>
    </style:style>
    <style:style style:name="T60" style:family="text">
      <style:text-properties officeooo:rsid="00d458df" style:font-size-asian="10.5pt" style:font-weight-asian="normal" style:font-size-complex="10.5pt" style:font-weight-complex="normal"/>
    </style:style>
    <style:style style:name="T61" style:family="text">
      <style:text-properties officeooo:rsid="00f107a2" style:font-size-asian="10.5pt" style:font-weight-asian="normal" style:font-size-complex="10.5pt" style:font-weight-complex="normal"/>
    </style:style>
    <style:style style:name="T62" style:family="text">
      <style:text-properties officeooo:rsid="00f2d04c"/>
    </style:style>
    <style:style style:name="T63" style:family="text">
      <style:text-properties officeooo:rsid="00f2e311"/>
    </style:style>
    <style:style style:name="T64" style:family="text">
      <style:text-properties officeooo:rsid="00f67df1"/>
    </style:style>
    <style:style style:name="T65" style:family="text">
      <style:text-properties officeooo:rsid="00f72d17"/>
    </style:style>
    <style:style style:name="T66" style:family="text">
      <style:text-properties style:font-name="DejaVu Serif" fo:font-size="26pt" fo:font-weight="bold" style:font-size-asian="26pt" style:font-weight-asian="bold" style:font-size-complex="26pt" style:font-weight-complex="bold"/>
    </style:style>
    <style:style style:name="T67" style:family="text">
      <style:text-properties style:font-name="DejaVu Serif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><draw:frame text:anchor-type="paragraph" draw:z-index="0" draw:name="Shape1" draw:style-name="gr1" draw:text-style-name="P66" svg:width="12.611cm" svg:height="2.562cm" svg:x="2.775cm" svg:y="0.215cm"><draw:text-box><text:p text:style-name="P65"><text:span text:style-name="T66">Xaver Gruber </text:span></text:p><text:p text:style-name="P65"><text:span text:style-name="T67">FHWS Absolvent (DE) - Interlaken</text:span></text:p><text:p text:style-name="P65"><text:span text:style-name="T67">+41(0)774094123 | xaver.max.gruber@gmail.com</text:span></text:p></draw:text-box></draw:frame></text:p>
      <text:p text:style-name="P6"/>
      <text:p text:style-name="P31"/>
      <text:p text:style-name="P31"/>
      <text:p text:style-name="P30">S<text:span text:style-name="T30">TUDIUM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20<text:span text:style-name="T26">18</text:span> -</text:p>
            <text:p text:style-name="P23">20<text:span text:style-name="T26">22</text:span></text:p>
          </table:table-cell>
          <table:table-cell table:style-name="Table1.A1" office:value-type="string">
            <text:p text:style-name="P15"><text:span text:style-name="T15">FHWS Schweinfurt </text:span><text:span text:style-name="T16">Bachelor of Engine</text:span><text:span text:style-name="T17">e</text:span><text:span text:style-name="T16">ring </text:span><text:span text:style-name="T18">in Elektrotechnik</text:span></text:p>
            <text:list xml:id="list2804996990" text:style-name="L1">
              <text:list-item>
                <text:p text:style-name="P44"><text:span text:style-name="T6">E</text:span><text:span text:style-name="T5">ndnote: 2,</text:span><text:span text:style-name="T12">6</text:span><text:span text:style-name="T5"> </text:span>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20<text:span text:style-name="T25">15</text:span> - </text:p>
            <text:p text:style-name="P25">201<text:span text:style-name="T26">7</text:span></text:p>
          </table:table-cell>
          <table:table-cell table:style-name="Table2.A1" office:value-type="string">
            <text:p text:style-name="P13"><text:span text:style-name="T4">Comenius </text:span><text:span text:style-name="T3">Gymnasium </text:span><text:span text:style-name="T4">Deggendorf</text:span> <text:span text:style-name="T2">Abitur</text:span></text:p>
            <text:list xml:id="list1640472424" text:style-name="L2">
              <text:list-item>
                <text:p text:style-name="P32"><text:span text:style-name="T2">E</text:span><text:span text:style-name="T1">nglisch-Abitur Prüfung 11 Punkte</text:span></text:p>
              </text:list-item>
            </text:list>
          </table:table-cell>
        </table:table-row>
      </table:table>
      <text:p text:style-name="P7">EMBEDDED SOFTWARE – <text:span text:style-name="T48">1</text:span><text:span text:style-name="T65">4</text:span><text:span text:style-name="T46"> Monate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7">2022</text:p>
          </table:table-cell>
          <table:table-cell table:style-name="Table6.A1" office:value-type="string">
            <text:p text:style-name="P59"><text:span text:style-name="T19">B</text:span><text:span text:style-name="T20">erufseinstieg bei Schneider Electric</text:span><text:span text:style-name="T21"> </text:span><text:span text:style-name="T22">Firmware Engineer</text:span></text:p>
            <text:list xml:id="list2596903273" text:style-name="L4">
              <text:list-item>
                <text:p text:style-name="P51">Entwickeln von High Performance Controllern auf der Intel Architektur</text:p>
              </text:list-item>
              <text:list-item>
                <text:p text:style-name="P52"><text:span text:style-name="T50">Einarbeiten im </text:span>TSN Team, <text:span text:style-name="T55">Agile SAFe als Entwicklungsmethode</text:span></text:p>
              </text:list-item>
              <text:list-item>
                <text:p text:style-name="P57"><text:span text:style-name="T60">Implementieren des gPTP Stacks </text:span><text:span text:style-name="T61">(IEEE 802.1AS)</text:span></text:p>
              </text:list-item>
              <text:list-item>
                <text:p text:style-name="P53">Evaluieren von Embedded Linux <text:span text:style-name="T51">Firmware und Vergleichen mit VxWorks</text:span></text:p>
              </text:list-item>
              <text:list-item>
                <text:p text:style-name="P54">Einführen von OPCUA mit TSN als Basis <text:span text:style-name="T52">zur sicheren Datenübertragung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7">2022</text:p>
          </table:table-cell>
          <table:table-cell table:style-name="Table6.A1" office:value-type="string">
            <text:p text:style-name="P61">Bachelorarbeit<text:span text:style-name="T34"> Entwicklung und Optimierung einer Software-in-the-Loop </text:span></text:p>
            <text:p text:style-name="P21"><text:s text:c="27"/>Teststrategie für elektrische Antriebsfunktionen</text:p>
            <text:list xml:id="list152744722425098" text:continue-numbering="true" text:style-name="L4">
              <text:list-item>
                <text:p text:style-name="P47">Analyse eines Schnittstellentests anhand von C Code</text:p>
              </text:list-item>
              <text:list-item>
                <text:p text:style-name="P48">Nachstellen einer C Datei des Projekts <text:span text:style-name="T43">als Modell für den Schnittstellentest</text:span></text:p>
              </text:list-item>
            </text:list>
            <text:list xml:id="list2215478994" text:style-name="L5">
              <text:list-item>
                <text:p text:style-name="P49">Implementieren des Schnittstellentests in TPT</text:p>
              </text:list-item>
              <text:list-item>
                <text:p text:style-name="P50">Einführung des Äquivalenzklassentest<text:span text:style-name="T32">s anhand </text:span><text:span text:style-name="T42">von Funktionsspezifikationen</text:span></text:p>
              </text:list-item>
              <text:list-item>
                <text:p text:style-name="P49">Automatisiertes Generieren der Äquivalenzklassen in TPT <text:span text:style-name="T44">mit </text:span>API <text:span text:style-name="T44">und Python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7">2021-</text:p>
            <text:p text:style-name="P27">2022</text:p>
          </table:table-cell>
          <table:table-cell table:style-name="Table6.A1" office:value-type="string">
            <text:p text:style-name="P60">Praktikum <text:span text:style-name="T35">Abteilung Softwareentwicklung elektrische Antriebsfunktion</text:span></text:p>
            <text:list xml:id="list2294920668" text:style-name="L3">
              <text:list-item>
                <text:p text:style-name="P45"><text:span text:style-name="T31">Analyse von </text:span>C<text:span text:style-name="T47">M</text:span>ake <text:span text:style-name="T31">Dateien, um Informationen über Signalfluss zu gewinnen</text:span></text:p>
              </text:list-item>
              <text:list-item>
                <text:p text:style-name="P46">Polyspace: Vergleichen der Ergebnisse mit einem Testrahmen</text:p>
              </text:list-item>
              <text:list-item>
                <text:p text:style-name="P58"><text:span text:style-name="T8">Optimieren der Polyspace </text:span><text:span text:style-name="T9">Analysezeiten</text:span><text:span text:style-name="T8"> durch </text:span><text:span text:style-name="T11">rekursives Auflösen der Abhängigkeiten der </text:span><text:span text:style-name="T8">C Dateien </text:span><text:span text:style-name="T10">mit Python</text:span><text:span text:style-name="T7"> </text:span><text:span text:style-name="T13">durch Parsen von C</text:span><text:span text:style-name="T14">M</text:span><text:span text:style-name="T13">ake Dateien</text:span><text:span text:style-name="T7"> <text:s text:c="31"/></text:span></text:p>
              </text:list-item>
            </text:list>
          </table:table-cell>
        </table:table-row>
      </table:table>
      <text:p text:style-name="P8">Technologie<text:span text:style-name="T49">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201<text:span text:style-name="T27">9</text:span></text:p>
          </table:table-cell>
          <table:table-cell table:style-name="Table4.A1" office:value-type="string">
            <text:p text:style-name="P17">C++</text:p>
            <text:list xml:id="list152744012897895" text:continue-numbering="true" text:style-name="L3">
              <text:list-item>
                <text:p text:style-name="P35"><text:span text:style-name="T41">if, </text:span>while, for Schleife, switch Case, <text:span text:style-name="T41">Funktionen, Übergabe pe</text:span><text:span text:style-name="T64">r</text:span><text:span text:style-name="T41"> Wert/Referenz</text:span></text:p>
              </text:list-item>
              <text:list-item>
                <text:p text:style-name="P36">objektorientiertes Programmieren, <text:span text:style-name="T41">unäre, binäre, tertiäre Operatoren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4">20<text:span text:style-name="T33">21</text:span></text:p>
          </table:table-cell>
          <table:table-cell table:style-name="Table4.A1" office:value-type="string">
            <text:p text:style-name="P19"><text:span text:style-name="T37">V</text:span><text:span text:style-name="T36">xWorks</text:span></text:p>
            <text:list xml:id="list152745558231796" text:continue-numbering="true" text:style-name="L3">
              <text:list-item>
                <text:p text:style-name="P33">Tasksynchronisation mit Semaphoren</text:p>
              </text:list-item>
              <text:list-item>
                <text:p text:style-name="P34"><text:span text:style-name="T38">Echtzeitbedingungen, Prio</text:span><text:span text:style-name="T39">risierung </text:span><text:span text:style-name="T40">und </text:span><text:span text:style-name="T39">Unterbrechung von Prozessen</text:span></text:p>
              </text:list-item>
              <text:list-item>
                <text:p text:style-name="P34">Interrupt, <text:span text:style-name="T39">Zeit-, Task- und Prozessorverwaltung, </text:span>Pointer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28">2021</text:p>
          </table:table-cell>
          <table:table-cell table:style-name="Table4.A1" office:value-type="string">
            <text:p text:style-name="P20">JIRA</text:p>
            <text:list xml:id="list184123375" text:style-name="L6">
              <text:list-item>
                <text:p text:style-name="P55"><text:span text:style-name="T54">Erstellen von neuen Tickets, </text:span><text:span text:style-name="T56">Refinements </text:span><text:span text:style-name="T58">von Tickets</text:span><text:span text:style-name="T56"> im Agile Prozess</text:span></text:p>
              </text:list-item>
              <text:list-item>
                <text:p text:style-name="P56">Organisieren <text:span text:style-name="T62">der Arbeitsaufgaben im Backlog, Sprints</text:span>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29">2020</text:p>
          </table:table-cell>
          <table:table-cell table:style-name="Table4.A1" office:value-type="string">
            <text:p text:style-name="P17">UML</text:p>
            <text:list xml:id="list2314638099" text:style-name="L7">
              <text:list-item>
                <text:p text:style-name="P37">Anwendungsfalldiagramm, Aktivitätsdiagramm, Klassendiagramm</text:p>
              </text:list-item>
            </text:list>
          </table:table-cell>
        </table:table-row>
        <table:table-row table:style-name="Table4.5">
          <table:table-cell table:style-name="Table4.A1" office:value-type="string">
            <text:p text:style-name="P29">2020</text:p>
          </table:table-cell>
          <table:table-cell table:style-name="Table4.A1" office:value-type="string">
            <text:p text:style-name="P18">Git</text:p>
            <text:list xml:id="list1103659183" text:style-name="L8">
              <text:list-item>
                <text:p text:style-name="P38">Arbeiten im Team mit einem <text:span text:style-name="T59">Git </text:span>Remote Server, <text:span text:style-name="T63">git pull, push, commit</text:span></text:p>
              </text:list-item>
              <text:list-item>
                <text:p text:style-name="P38">Erstellen von Branches, <text:span text:style-name="T57">Mergen von Branches in den master</text:span></text:p>
              </text:list-item>
            </text:list>
          </table:table-cell>
        </table:table-row>
      </table:table>
      <text:p text:style-name="P9"><text:span text:style-name="T24">S</text:span><text:span text:style-name="T23">PRACHEN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Deutsch</text:p>
          </table:table-cell>
          <table:table-cell table:style-name="Table3.A1" office:value-type="string">
            <text:p text:style-name="P11">Muttersprache, <text:span text:style-name="T53">geboren am </text:span><text:span text:style-name="T28">12.01.1998 </text:span><text:span text:style-name="T53">und</text:span><text:span text:style-name="T28"> in </text:span><text:span text:style-name="T29">Niederb</text:span><text:span text:style-name="T28">ayern aufgewachsen</text:span></text:p>
          </table:table-cell>
        </table:table-row>
        <table:table-row table:style-name="Table3.2">
          <table:table-cell table:style-name="Table3.A1" office:value-type="string">
            <text:p text:style-name="P26">Englisch</text:p>
          </table:table-cell>
          <table:table-cell table:style-name="Table3.A1" office:value-type="string">
            <text:p text:style-name="P14"><text:span text:style-name="T45">t</text:span>äglich in Benutzung durch internationale Kontakte</text:p>
          </table:table-cell>
        </table:table-row>
        <table:table-row>
          <table:table-cell table:style-name="Table3.A1" office:value-type="string">
            <text:p text:style-name="P10">Französisch</text:p>
          </table:table-cell>
          <table:table-cell table:style-name="Table3.A1" office:value-type="string">
            <text:p text:style-name="P16">3 Jahre im Gymnasium studiert, B1 Niveau</text:p>
          </table:table-cell>
        </table:table-row>
        <table:table-row>
          <table:table-cell table:style-name="Table3.A1" office:value-type="string">
            <text:p text:style-name="P10">Portugiesisch</text:p>
          </table:table-cell>
          <table:table-cell table:style-name="Table3.A1" office:value-type="string">
            <text:p text:style-name="P16">Brasilianische Ehefrau lebt und spricht Portugiesisch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egoe ui" svg:font-family="'segoe ui', Helvetica, Arial, FreeSans, sans-serif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1T16:28:16.804000000</meta:creation-date>
    <dc:date>2022-10-03T15:27:43.790137592</dc:date>
    <meta:editing-duration>PT13H38M16S</meta:editing-duration>
    <meta:editing-cycles>182</meta:editing-cycles>
    <meta:generator>LibreOffice/7.0.1.2$MacOSX_X86_64 LibreOffice_project/7cbcfc562f6eb6708b5ff7d7397325de9e764452</meta:generator>
    <meta:print-date>2020-07-12T12:08:42.580000000</meta:print-date>
    <meta:document-statistic meta:table-count="5" meta:image-count="0" meta:object-count="0" meta:page-count="1" meta:paragraph-count="61" meta:word-count="309" meta:character-count="2349" meta:non-whitespace-character-count="2063"/>
  </office:meta>
</office:document-meta>
</file>